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dentifiableEventImpl.NotIdentifiableEventImpl( int severity , String message , ValidationEventLocator locator , Throwable link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dentifiableEventImpl.NotIdentifiableEventImpl( int severity , String message , ValidationEv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